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99"/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R TYPE</text:p>
          </table:table-cell>
          <table:table-cell office:value-type="string" calcext:value-type="string">
            <text:p>POS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KS</text:p>
          </table:table-cell>
          <table:table-cell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UNDAI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string" calcext:value-type="string">
            <text:p>CAR TYPE</text:p>
          </table:table-cell>
          <table:table-cell/>
        </table:table-row>
        <table:table-row table:style-name="ro1">
          <table:table-cell office:value-type="string" calcext:value-type="string">
            <text:p>NISSAN</text:p>
          </table:table-cell>
          <table:table-cell office:value-type="float" office:value="122" calcext:value-type="float">
            <text:p>122</text:p>
          </table:table-cell>
          <table:table-cell table:number-columns-repeated="7"/>
          <table:table-cell table:style-name="ce9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DBULL</text:p>
          </table:table-cell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CEDES</text:p>
          </table:table-cell>
          <table:table-cell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KS</text:p>
          </table:table-cell>
          <table:table-cell office:value-type="float" office:value="234" calcext:value-type="float">
            <text:p>2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 BULL</text:p>
          </table:table-cell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13" calcext:value-type="float">
            <text:p>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SSAN</text:p>
          </table:table-cell>
          <table:table-cell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UNDAI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B2:.B13])" office:value-type="float" office:value="2326" calcext:value-type="float">
            <text:p>23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B2:.B13])" office:value-type="float" office:value="193.833333333333" calcext:value-type="float">
            <text:p>193.8333333333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formula="of:=MEDIAN([.B2:.B13])" office:value-type="float" office:value="187.5" calcext:value-type="float">
            <text:p>187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formula="of:=MODE([.B2:.B13])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AR TYPE</text:p>
          </table:table-cell>
          <table:table-cell office:value-type="string" calcext:value-type="string">
            <text:p>SUMIF: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RED BULL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ount</text:p>
          </table:table-cell>
          <table:table-cell table:style-name="ce7" table:formula="of:=COUNT([.B2:.B13])" office:value-type="float" office:value="12" calcext:value-type="float">
            <text:p>12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ZDA</text:p>
          </table:table-cell>
          <table:table-cell office:value-type="float" office:value="601" calcext:value-type="float">
            <text:p>601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table:formula="of:=SUMIF([.A2:.A13];[.B26];[.B2:.B13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 TYPE</text:p>
          </table:table-cell>
          <table:table-cell office:value-type="string" calcext:value-type="string">
            <text:p>MAZD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7,10,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5:17:04.8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7T15:52:11.992000000</meta:creation-date>
    <dc:date>2022-07-28T14:27:55.852000000</dc:date>
    <meta:editing-duration>PT18M32S</meta:editing-duration>
    <meta:editing-cycles>2</meta:editing-cycles>
    <meta:generator>Cool_Office/6.3.5.2$Windows_x86 LibreOffice_project/</meta:generator>
    <meta:document-statistic meta:table-count="1" meta:cell-count="49" meta:object-count="0"/>
  </office:meta>
</office:document-meta>
</file>